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313" calcext:value-type="float">
            <text:p>0.8731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/>
          <table:table-cell office:value-type="float" office:value="0.87313" calcext:value-type="float">
            <text:p>0.8731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/>
          <table:table-cell office:value-type="float" office:value="0.87313" calcext:value-type="float">
            <text:p>0.8731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6])" office:value-type="float" office:value="0.87313" calcext:value-type="float">
            <text:p>0.87313</text:p>
          </table:table-cell>
          <table:table-cell table:formula="of:=AVERAGE([.C4:.C6])" office:value-type="float" office:value="0.9899" calcext:value-type="float">
            <text:p>0.9899</text:p>
          </table:table-cell>
          <table:table-cell table:formula="of:=AVERAGE([.D4:.D6])" office:value-type="float" office:value="0.049" calcext:value-type="float">
            <text:p>0.04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cisionTre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747" calcext:value-type="float">
            <text:p>0.85747</text:p>
          </table:table-cell>
          <table:table-cell office:value-type="float" office:value="0.46205" calcext:value-type="float">
            <text:p>0.4620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0.85727" calcext:value-type="float">
            <text:p>0.85727</text:p>
          </table:table-cell>
          <table:table-cell office:value-type="float" office:value="0.46124" calcext:value-type="float">
            <text:p>0.46124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0.85893" calcext:value-type="float">
            <text:p>0.85893</text:p>
          </table:table-cell>
          <table:table-cell office:value-type="float" office:value="0.46778" calcext:value-type="float">
            <text:p>0.46778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:.B12])" office:value-type="float" office:value="0.85789" calcext:value-type="float">
            <text:p>0.85789</text:p>
          </table:table-cell>
          <table:table-cell table:formula="of:=AVERAGE([.C10:.C12])" office:value-type="float" office:value="0.46369" calcext:value-type="float">
            <text:p>0.46369</text:p>
          </table:table-cell>
          <table:table-cell table:formula="of:=AVERAGE([.D10:.D12])" office:value-type="float" office:value="0.420166666666667" calcext:value-type="float">
            <text:p>0.42016666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NeighborsClassifi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053" calcext:value-type="float">
            <text:p>0.84053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/>
          <table:table-cell office:value-type="float" office:value="0.84053" calcext:value-type="float">
            <text:p>0.84053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/>
          <table:table-cell office:value-type="float" office:value="0.84053" calcext:value-type="float">
            <text:p>0.84053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6:.B18])" office:value-type="float" office:value="0.84053" calcext:value-type="float">
            <text:p>0.84053</text:p>
          </table:table-cell>
          <table:table-cell table:formula="of:=AVERAGE([.C16:.C18])" office:value-type="float" office:value="0.19375" calcext:value-type="float">
            <text:p>0.19375</text:p>
          </table:table-cell>
          <table:table-cell table:formula="of:=AVERAGE([.D16:.D18])" office:value-type="float" office:value="0.062" calcext:value-type="float">
            <text:p>0.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0:08:18.219673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0:03:50.319335775</meta:creation-date>
    <dc:date>2016-02-26T10:31:01.396058082</dc:date>
    <meta:editing-duration>PT22M31S</meta:editing-duration>
    <meta:editing-cycles>7</meta:editing-cycles>
    <meta:generator>LibreOffice/4.2.8.2$Linux_X86_64 LibreOffice_project/420m0$Build-2</meta:generator>
    <meta:document-statistic meta:table-count="1" meta:cell-count="46" meta:object-count="0"/>
  </office:meta>
</office:document-meta>
</file>